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in" loext:contextual-spacing="true" fo:line-height="200%" fo:text-align="start" style:justify-single-word="false" fo:text-indent="0in" style:auto-text-indent="false" style:page-number="auto" fo:background-color="transparent"/>
      <style:text-properties style:font-name="Times New Roman" fo:font-weight="bold" officeooo:rsid="0019b979" officeooo:paragraph-rsid="0019b979" style:font-weight-asian="bold" style:font-weight-complex="bold"/>
    </style:style>
    <style:style style:name="P2"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bold" officeooo:rsid="0019b979" officeooo:paragraph-rsid="0019b97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a5960" style:font-weight-asian="normal" style:font-weight-complex="normal"/>
    </style:style>
    <style:style style:name="T3" style:family="text">
      <style:text-properties fo:font-weight="normal" officeooo:rsid="001bfffe" style:font-weight-asian="normal" style:font-weight-complex="normal"/>
    </style:style>
    <style:style style:name="T4" style:family="text">
      <style:text-properties fo:font-weight="normal" officeooo:rsid="001dd2fd" style:font-weight-asian="normal" style:font-weight-complex="normal"/>
    </style:style>
    <style:style style:name="T5" style:family="text">
      <style:text-properties fo:font-weight="normal" officeooo:rsid="001ee0e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ay the Sun Died</text:p>
      <text:p text:style-name="P2"/>
      <text:p text:style-name="P2"><text:tab/><text:span text:style-name="T1">There is a certain feeling. Holding life in your hands. Molding it. Watching that life grow. Change. Become something new and fascinating before your eyes. Hayle and Sammy and me. Then, Hayle. Just Hayle. I don’t know when this started. When we started drifting apart. I just know that at some point it was over. I picked a side. The only side I could pick. I couldn’t lost all my projects. I wouldn’t have anything without Hayle. Without the backing of the Academy. Without the money and the support. </text:span></text:p>
      <text:p text:style-name="P2"><text:span text:style-name="T1"><text:tab/>The quiet. </text:span></text:p>
      <text:p text:style-name="P2"><text:span text:style-name="T1"><text:tab/>There is a silence in an office sometimes. A silence not specific to offices. Not specific to any place. A silence. Silence that descends without anyone fully knowing why. I didn’t know what to do. What to say. No one did. Footsteps carry one of the lower scientists to a monitor. I think his name is Henrikson. </text:span></text:p>
      <text:p text:style-name="P2"><text:span text:style-name="T1"><text:tab/>Henrikson raises a hand. His jaw works. His eyes widen. They focus in on some readout on the monitor. Pupils becoming tiny pins of black. His throat tenses. I can see the lines of it shift underneath the skin. </text:span></text:p>
      <text:p text:style-name="P2"><text:span text:style-name="T1"><text:tab/>“The…power. Took a dip.”</text:span></text:p>
      <text:p text:style-name="P2"><text:span text:style-name="T1"><text:tab/>The silence in the room moves to accommodate this new intruder. This sentence spoken into it. We all examine the fluctuations. The changes that this new thing makes in the controlled quiet. </text:span></text:p>
      <text:p text:style-name="P2"><text:span text:style-name="T1"><text:tab/>“No.”</text:span></text:p>
      <text:p text:style-name="P2"><text:span text:style-name="T1"><text:tab/>The words come from me.</text:span></text:p>
      <text:p text:style-name="P2"><text:span text:style-name="T1"><text:tab/>“The collectors should be fine.”</text:span></text:p>
      <text:p text:style-name="P2"><text:span text:style-name="T1"><text:tab/></text:span><text:span text:style-name="T2">Eyes turn to me. A few coughs. Expectations. </text:span></text:p>
      <text:p text:style-name="P2"><text:span text:style-name="T2"><text:tab/>“They’re made to withstand much more than anything that should be affecting them. The only thing that would affect it is...some sort of explosion. We’ve heard nothing.”</text:span></text:p>
      <text:p text:style-name="P2"><text:soft-page-break/><text:span text:style-name="T2"><text:tab/>Henrikson nods. I watch him. He doesn’t appear to feel any better. His eyes turn back to the readouts. The readouts that haven’t changed. </text:span></text:p>
      <text:p text:style-name="P2"><text:span text:style-name="T2"><text:tab/>“Right. The issue is...the collectors are fine.”</text:span></text:p>
      <text:p text:style-name="P2"><text:span text:style-name="T2"><text:tab/>A few more moments of quiet contemplation of this news.</text:span></text:p>
      <text:p text:style-name="P2"><text:span text:style-name="T2"><text:tab/>“The diagnostic shows that they’re...fully functional.”</text:span></text:p>
      <text:p text:style-name="P2"><text:span text:style-name="T2"><text:tab/>No. That’s ridiculous.</text:span></text:p>
      <text:p text:style-name="P2"><text:span text:style-name="T2"><text:tab/>“So, what’s the issue. Where’s the dip in power coming from if not an issue with the collectors?”</text:span></text:p>
      <text:p text:style-name="P2"><text:span text:style-name="T2"><text:tab/>“Distribution?”</text:span></text:p>
      <text:p text:style-name="P2"><text:span text:style-name="T2"><text:tab/>Henrikson reaches up to his neck. He hooks a finger over the knot of his tie. He tugs the red necktie down. He straightens up. Eyes blink. Sweat slips inch after inch down the side of his face. </text:span></text:p>
      <text:p text:style-name="P2"><text:span text:style-name="T2"><text:tab/>“There’s no issue with our systems.”</text:span></text:p>
      <text:p text:style-name="P2"><text:span text:style-name="T2"><text:tab/>There is absolutely no possibility. No possibility that the answer in my mind is the right one. It can’t be. There’s nothing that could have done this. I know Hayle wasn’t developing anything like this. I would know. I know there’s nothing wrong with the work here. Hayle was just here the other day checking up on us. </text:span></text:p>
      <text:p text:style-name="P2"><text:span text:style-name="T2"><text:tab/>The monitors in front of Henrikson crackle. The screen’s colors drop away to black. A softly glowing black rectangle set into the computer bank.</text:span></text:p>
      <text:p text:style-name="P2"><text:span text:style-name="T2"><text:tab/>A face appears there. Something composed of harsh angles and variegated colors. Everything there is pushed together like a square peg into a round hole. Forced together and warped by that force into something that looks unnatural. </text:span></text:p>
      <text:p text:style-name="P2"><text:span text:style-name="T2"><text:tab/></text:span><text:span text:style-name="T3">Eyes roll over us a moment. Are they eyes? They look more akin to holes of light stamped into the angular face.</text:span></text:p>
      <text:p text:style-name="P2"><text:span text:style-name="T3"><text:tab/>“Where. Is. Hayle.”</text:span></text:p>
      <text:p text:style-name="P2"><text:soft-page-break/><text:span text:style-name="T3"><text:tab/>Each syllable of those words catches in my mind. The way they are spoken chills me. Malice steeping in the harsh, electronic sounds. In the three voices that spoke in sibilant chorus.</text:span></text:p>
      <text:p text:style-name="P2"><text:span text:style-name="T3"><text:tab/>The hole like eyes don’t move. I can feel something roving around the room. An awareness examining the complex. Poring over the data in the banks. The experimental logs. The camera feeds. Every facet of our technology laid bare to that horrid looking face stuck onto the monitor. </text:span></text:p>
      <text:p text:style-name="P2"><text:span text:style-name="T3"><text:tab/>“Not here. Not ever where I can reach.”</text:span></text:p>
      <text:p text:style-name="P2"><text:span text:style-name="T3"><text:tab/>The voice put so much stress on the last words that I wondered if it would break. I reach to the wall to steady myself. Before my hand can touch the wall, the face on the monitor is gone. The halls of the complex return to the silence of before. Now empty of the strange visitor. </text:span></text:p>
      <text:p text:style-name="P2"><text:span text:style-name="T3"><text:tab/>“What do we do now?”</text:span></text:p>
      <text:p text:style-name="P2"><text:span text:style-name="T3"><text:tab/></text:span><text:span text:style-name="T4">The questions comes from Henrikson.</text:span></text:p>
      <text:p text:style-name="P2"><text:span text:style-name="T4"><text:tab/>My eyes are on him when it happens.</text:span></text:p>
      <text:p text:style-name="P2"><text:span text:style-name="T4"><text:tab/>The ceiling above opens. A white thing comes out of it. The white thing presses Henrikson into the floor. His body shudders. </text:span></text:p>
      <text:p text:style-name="P2"><text:span text:style-name="T4"><text:tab/>There is no noise in all of this. It happens too fast. There is only the sight of it at first. </text:span></text:p>
      <text:p text:style-name="P2"><text:span text:style-name="T4"><text:tab/>A slab of decibel force pushes me to the ground. My feet scrabble on the ground as the sound of tearing metal, flesh, cracking ribs, falling stone, hits me. I hear the others around me in similar states. Through eyes filling with tears I can see the white thing standing. It looks like some sort of strange half <text:s/>human half bird thing made all of sinuous white metal. The thing crouches over Henrikson. Over Henrikson’s body. It watches the red blood flowing over the white tiles of the observation room. The white thing straightens up. The hand inside of Henrikson comes up. It is red. Viscera clings to the surface of it. Little string of muscles and flecks of bone cling to the surface of the thing. Like paint on canvas. The hand moves. Someone else falls. Their head hits the wall behind me fast enough to shatter on impact. The body slips onto the floor in a pile of limbs. More blood on the tiles. More red spreading </text:span><text:soft-page-break/><text:span text:style-name="T4">outward from the white thing. The thing advances. I can see that the hand is clean now. The speed of the movement took everything off of it. </text:span></text:p>
      <text:p text:style-name="P2"><text:span text:style-name="T4"><text:tab/>I can’t move. Everything hurts too much to move. </text:span></text:p>
      <text:p text:style-name="P2"><text:span text:style-name="T4"><text:tab/>I can only watch. </text:span></text:p>
      <text:p text:style-name="P2"><text:span text:style-name="T4"><text:tab/>Everyone dies.</text:span></text:p>
      <text:p text:style-name="P2"><text:span text:style-name="T4"><text:tab/>The creature ends each one of them in different ways. The methods of execution get slower over time. More experimental. The thing watches the reaction in each of its victims. Watches the mumbling. The pleading. The cries of agony. The screaming for help. </text:span></text:p>
      <text:p text:style-name="P2"><text:span text:style-name="T4"><text:tab/>No help comes. </text:span></text:p>
      <text:p text:style-name="P2"><text:span text:style-name="T4"><text:tab/>The thing stands over me. </text:span><text:span text:style-name="T5">It looks down at me. I am the last one in the room. The last of all of my colleagues. My friends. The last.</text:span></text:p>
      <text:p text:style-name="P2"><text:span text:style-name="T5"><text:tab/>The white thing is without mercy.</text:span></text:p>
      <text:p text:style-name="P2"><text:span text:style-name="T5"><text:tab/>It leans down next to me. The head of the thing is only a few inches from my right ear.</text:span></text:p>
      <text:p text:style-name="P2"><text:span text:style-name="T5"><text:tab/>“Hayle will die. You will die.”</text:span></text:p>
      <text:p text:style-name="P2"><text:span text:style-name="T5"><text:tab/>The voice. The same voice that came from the face on the monitors. Three harsh, computer generated voices speaking in tandem. </text:span></text:p>
      <text:p text:style-name="P2"><text:span text:style-name="T5"><text:tab/>“Not here. You will be an example. The closest to Hayle. Not even you are safe. No one around him is safe. No one around him is innocent. All of you are tainted with him.”</text:span></text:p>
      <text:p text:style-name="P2"><text:span text:style-name="T5"><text:tab/>The things moves away. It stands over me a moment. Something in its chest slides away. There is light there. Light beyond anything I knew up to that point Light beyond anything I will ever know. There is such power in that light. Power to create life. Power to spread creation across the depths of the infinite dark. </text:span></text:p>
      <text:p text:style-name="P2"><text:span text:style-name="T5"><text:tab/>That power. That light. Burns me. I feel my flesh boil. Feel my bones blacken inside of my skin. </text:span></text:p>
      <text:p text:style-name="P2"><text:span text:style-name="T5"><text:tab/>I don’t die.</text:span></text:p>
      <text:p text:style-name="P2"><text:span text:style-name="T5"><text:tab/>The thing is without mercy. </text:span></text:p>
      <text:p text:style-name="P2"><text:soft-page-break/><text:span text:style-name="T5"><text:tab/>It carries me to the still operating medical bay. The systems there patch me together as best they can. The radiation damaged me beyond repair in some respects. My skin is smooth and looks like burnt paper. My eyes are yellow and see only a little ways in front of me. My bones are brittle. My body is full of pain in every moment of life. Endless as the depth of the dark in space. </text:span></text:p>
      <text:p text:style-name="P2"><text:span text:style-name="T5"><text:tab/>Once I regain consciousness, I go back to the observation room. The bodies are still there. I look over each of them in turn. I memorize their shapes. Postures. Placement. Every facet of their anguish I take upon myself in memory. Burnt into my mind like radiation is burnt into my biology. I will remember them. They will carry me on. Through the pain. </text:span></text:p>
      <text:p text:style-name="P2"><text:span text:style-name="T5"><text:tab/>Once my mind is full of revenge. Full of the need to stop this horrible thing. To ensure that this thing made a mistake in leaving me alive. I sit down in the observation room’s chair. </text:span></text:p>
      <text:p text:style-name="P2"><text:span text:style-name="T5"><text:tab/>That idea from earlier is still wriggling in my mind. </text:span></text:p>
      <text:p text:style-name="P2"><text:span text:style-name="T5"><text:tab/>The diagnostics say that all of the power collection and distribution systems are working, yet there has been a clear drop in power. </text:span></text:p>
      <text:p text:style-name="P2"><text:span text:style-name="T5"><text:tab/>I key up the outside cameras. A few are still working. I set them to search the night sky. They find only pin pricks of distant light. </text:span></text:p>
      <text:p text:style-name="P2"><text:span text:style-name="T5"><text:tab/>Laughter bubbles up in my chest unbidden. It comes pouring out of my mouth like bile. No stopping it. Foul, dark laughter bubbles from me like poison in a cauldron. </text:span></text:p>
      <text:p text:style-name="P2"><text:span text:style-name="T5"><text:tab/>Our solar powered systems are fine.</text:span></text:p>
      <text:p text:style-name="P2"><text:span text:style-name="T5"><text:tab/>It’s the sun that isn’t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9:21:31.576000000</meta:creation-date>
    <dc:title>Times New Roman Twelve Point Double Space</dc:title>
    <meta:editing-duration>PT30S</meta:editing-duration>
    <meta:editing-cycles>2</meta:editing-cycles>
    <meta:generator>LibreOffice/6.1.2.1$Windows_X86_64 LibreOffice_project/65905a128db06ba48db947242809d14d3f9a93fe</meta:generator>
    <dc:date>2020-10-29T20:11:47.330000000</dc:date>
    <meta:document-statistic meta:table-count="0" meta:image-count="0" meta:object-count="0" meta:page-count="5" meta:paragraph-count="60" meta:word-count="1472" meta:character-count="8102" meta:non-whitespace-character-count="6600"/>
    <meta:template xlink:type="simple" xlink:actuate="onRequest" xlink:title="Times New Roman Twelve Point Double Space" xlink:href="../../AppData/Roaming/LibreOffice/4/user/template/Times%20New%20Roman%20Twelve%20Point%20Double%20Space.ott" meta:date="2020-10-28T19:21:30.376000000"/>
  </office:meta>
</office:document-meta>
</file>